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1A000000EBD70B3FB31370C105.jpg" manifest:media-type="image/jpeg"/>
  <manifest:file-entry manifest:full-path="Pictures/1000000000000020000000204B249CA79A42C6D7.png" manifest:media-type="image/png"/>
  <manifest:file-entry manifest:full-path="Pictures/10000200000000BD0000005780074AFEF1F9631A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4.267cm"/>
    </style:style>
    <style:style style:name="pr2" style:family="presentation" style:parent-style-name="Default-title">
      <style:graphic-properties fo:min-height="2.533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999999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/>
      <style:text-properties fo:color="#0000ff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center"/>
      <style:text-properties fo:color="#000000" fo:font-size="32pt" fo:font-weight="bold" style:font-size-asian="32pt" style:font-weight-asian="bold" style:font-size-complex="32pt" style:font-weight-complex="bold"/>
    </style:style>
    <style:style style:name="P6" style:family="paragraph">
      <loext:graphic-properties draw:fill-color="#ffffff"/>
    </style:style>
    <style:style style:name="T1" style:family="text">
      <style:text-properties fo:color="#999999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725cm" svg:height="3.556cm" svg:x="11.071cm" svg:y="14.986cm">
          <draw:image xlink:href="Pictures/10000200000000BD0000005780074AFEF1F9631A.gif" xlink:type="simple" xlink:show="embed" xlink:actuate="onLoad">
            <text:p/>
          </draw:image>
        </draw:frame>
        <draw:frame draw:style-name="gr1" draw:text-style-name="P1" draw:layer="layout" svg:width="9.886cm" svg:height="4.318cm" svg:x="1.036cm" svg:y="13.97cm">
          <draw:image xlink:href="Pictures/100000000000021A000000EBD70B3FB31370C105.jpg" xlink:type="simple" xlink:show="embed" xlink:actuate="onLoad">
            <text:p/>
          </draw:image>
        </draw:frame>
        <draw:frame presentation:style-name="pr1" draw:text-style-name="P3" draw:layer="layout" svg:width="23.211cm" svg:height="4.267cm" svg:x="2.032cm" svg:y="1.27cm" presentation:class="title" presentation:user-transformed="true">
          <draw:text-box>
            <text:p text:style-name="P2"><text:span text:style-name="T1">Programming in Network </text:span><text:span text:style-name="T1"><text:line-break/></text:span><text:span text:style-name="T1">Environments</text:span></text:p>
          </draw:text-box>
        </draw:frame>
        <draw:frame presentation:style-name="pr1" draw:text-style-name="P4" draw:layer="layout" svg:width="23.211cm" svg:height="4.267cm" svg:x="2.443cm" svg:y="7.62cm" presentation:class="title" presentation:user-transformed="true">
          <draw:text-box>
            <text:p text:style-name="P2"><text:span text:style-name="T2">Session 15: </text:span><text:span text:style-name="T2"><text:line-break/></text:span><text:span text:style-name="T2">Practice 5</text:span></text:p>
          </draw:text-box>
        </draw:frame>
        <draw:frame presentation:style-name="pr2" draw:text-style-name="P5" draw:layer="layout" svg:width="6.858cm" svg:height="2.533cm" svg:x="20.066cm" svg:y="15.501cm" presentation:class="title" presentation:user-transformed="true">
          <draw:text-box>
            <text:p text:style-name="P2"><text:span text:style-name="T3">Course </text:span><text:span text:style-name="T3"><text:line-break/></text:span><text:span text:style-name="T3">2019-202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5" draw:display-name="Gradient 5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2T08:43:18.418141001</meta:creation-date>
    <dc:date>2020-03-16T09:43:26.928801735</dc:date>
    <meta:editing-duration>P7DT21H8M34S</meta:editing-duration>
    <meta:editing-cycles>504</meta:editing-cycles>
    <meta:generator>LibreOffice/6.0.7.3$Linux_X86_64 LibreOffice_project/00m0$Build-3</meta:generator>
    <meta:print-date>2017-10-04T10:42:29.653181544</meta:print-date>
    <meta:document-statistic meta:object-count="28"/>
  </office:meta>
</office:document-meta>
</file>